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2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c2d30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3c4144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50667b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50667b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8700490" text:style-name="L1">
        <text:list-item>
          <text:p text:style-name="P1"><text:span text:style-name="T1">изменить аттрибуты - </text:span><text:a xlink:type="simple" xlink:href="https://ru.wikipedia.org/wiki/Chattr" office:target-frame-name="_blank" xlink:show="new" text:style-name="Internet_20_link" text:visited-style-name="Visited_20_Internet_20_Link"><text:span text:style-name="T2">https://ru.wikipedia.org/wiki/Chattr</text:span></text:a></text:p>
        </text:list-item>
        <text:list-item>
          <text:p text:style-name="P1"><text:span text:style-name="T1">удалить пароль у пользователя - </text:span><text:a xlink:type="simple" xlink:href="https://forum.sources.ru/index.php?showtopic=193198&amp;view=showall" office:target-frame-name="_blank" xlink:show="new" text:style-name="Internet_20_link" text:visited-style-name="Visited_20_Internet_20_Link"><text:span text:style-name="T2">https://forum.sources.ru/index.php?showtopic=193198&amp;view=showall</text:span></text:a></text:p>
        </text:list-item>
        <text:list-item>
          <text:p text:style-name="P1"><text:span text:style-name="T1">Как в Linux сбросить забытый пароль входа - </text:span><text:a xlink:type="simple" xlink:href="https://hackware.ru/?p=3801" office:target-frame-name="_blank" xlink:show="new" text:style-name="Internet_20_link" text:visited-style-name="Visited_20_Internet_20_Link"><text:span text:style-name="T2">https://hackware.ru/?p=3801</text:span></text:a></text:p>
        </text:list-item>
        <text:list-item>
          <text:p text:style-name="P1"><text:span text:style-name="T1">Восстановление доступа к Amazon EC2 instance при потере pem-файла - </text:span><text:a xlink:type="simple" xlink:href="https://habr.com/ru/post/166509/" office:target-frame-name="_blank" xlink:show="new" text:style-name="Internet_20_link" text:visited-style-name="Visited_20_Internet_20_Link"><text:span text:style-name="T2">https://habr.com/ru/post/166509/</text:span></text:a></text:p>
        </text:list-item>
      </text:list>
      <text:list xml:id="list1418493360" text:style-name="L2">
        <text:list-item>
          <text:p text:style-name="P2"><text:span text:style-name="T1">изменить аттрибуты - </text:span><text:a xlink:type="simple" xlink:href="https://ru.wikipedia.org/wiki/Chattr" office:target-frame-name="_blank" xlink:show="new" text:style-name="Internet_20_link" text:visited-style-name="Visited_20_Internet_20_Link"><text:span text:style-name="T3">https://ru.wikipedia.org/wiki/Chattr</text:span></text:a></text:p>
        </text:list-item>
        <text:list-item>
          <text:p text:style-name="P2"><text:span text:style-name="T1">удалить пароль у пользователя - </text:span><text:a xlink:type="simple" xlink:href="https://forum.sources.ru/index.php?showtopic=193198&amp;view=showall" office:target-frame-name="_blank" xlink:show="new" text:style-name="Internet_20_link" text:visited-style-name="Visited_20_Internet_20_Link"><text:span text:style-name="T3">https://forum.sources.ru/index.php?showtopic=193198&amp;view=showall</text:span></text:a></text:p>
        </text:list-item>
        <text:list-item>
          <text:p text:style-name="P2"><text:span text:style-name="T1">Как в Linux сбросить забытый пароль входа - </text:span><text:a xlink:type="simple" xlink:href="https://hackware.ru/?p=3801" office:target-frame-name="_blank" xlink:show="new" text:style-name="Internet_20_link" text:visited-style-name="Visited_20_Internet_20_Link"><text:span text:style-name="T3">https://hackware.ru/?p=3801</text:span></text:a></text:p>
        </text:list-item>
        <text:list-item>
          <text:p text:style-name="P2"><text:span text:style-name="T1">Восстановление доступа к Amazon EC2 instance при потере pem-файла - </text:span><text:a xlink:type="simple" xlink:href="https://habr.com/ru/post/166509/" office:target-frame-name="_blank" xlink:show="new" text:style-name="Internet_20_link" text:visited-style-name="Visited_20_Internet_20_Link"><text:span text:style-name="T3">https://habr.com/ru/post/166509/</text:span></text:a></text:p>
        </text:list-item>
      </text:list>
      <text:p text:style-name="P3"><text:a xlink:type="simple" xlink:href="https://www.rootfront.com/article/6152481/2013-03-07/13-osnovnyh-primerov-komandy-sat-v-linux" office:target-frame-name="_blank" xlink:show="new" text:style-name="Internet_20_link" text:visited-style-name="Visited_20_Internet_20_Link"><text:span text:style-name="T4">https://www.rootfront.com/article/6152481/2013-03-07/13-osnovnyh-primerov-komandy-sat-v-linux</text:span></text:a><text:line-break/><text:span text:style-name="T1">Не нашел на хабре но вот это тоже ничего статейка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7-11T21:57:12.737000000</dc:date>
    <meta:editing-duration>PT32S</meta:editing-duration>
    <meta:editing-cycles>2</meta:editing-cycles>
    <meta:document-statistic meta:table-count="0" meta:image-count="0" meta:object-count="0" meta:page-count="1" meta:paragraph-count="9" meta:word-count="79" meta:character-count="808" meta:non-whitespace-character-count="745"/>
  </office:meta>
</office:document-meta>
</file>